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4.svm"/>
  <manifest:file-entry manifest:media-type="" manifest:full-path="Pictures/TablePreview3.svm"/>
  <manifest:file-entry manifest:media-type="image/png" manifest:full-path="Pictures/1000000000000640000004B02C5236E4.png"/>
  <manifest:file-entry manifest:media-type="" manifest:full-path="Pictures/TablePreview2.svm"/>
  <manifest:file-entry manifest:media-type="" manifest:full-path="Pictures/TablePreview5.svm"/>
  <manifest:file-entry manifest:media-type="" manifest:full-path="Pictures/TablePreview1.svm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-title">
      <style:graphic-properties draw:auto-grow-height="true" fo:min-height="3.507cm"/>
    </style:style>
    <style:style style:name="pr2" style:family="presentation" style:parent-style-name="Glossy-subtitle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fo:min-height="13.114cm"/>
    </style:style>
    <style:style style:name="pr4" style:family="presentation" style:parent-style-name="Glossy-title">
      <style:graphic-properties draw:fill-color="#ffffff" draw:auto-grow-height="true" fo:min-height="3.507cm"/>
    </style:style>
    <style:style style:name="pr5" style:family="presentation" style:parent-style-name="Glossy-outline1">
      <style:graphic-properties draw:auto-grow-height="true" fo:min-height="13.86cm"/>
    </style:style>
    <style:style style:name="pr6" style:family="presentation" style:parent-style-name="Glossy-notes">
      <style:graphic-properties draw:fill-color="#ffffff" draw:auto-grow-height="true" fo:min-height="13.365cm"/>
    </style:style>
    <style:style style:name="co1" style:family="table-column">
      <style:table-column-properties style:column-width="7.122cm" style:use-optimal-column-width="false"/>
    </style:style>
    <style:style style:name="co2" style:family="table-column">
      <style:table-column-properties style:column-width="4.013cm" style:use-optimal-column-width="false"/>
    </style:style>
    <style:style style:name="co3" style:family="table-column">
      <style:table-column-properties style:column-width="4.025cm" style:use-optimal-column-width="false"/>
    </style:style>
    <style:style style:name="ro1" style:family="table-row">
      <style:table-row-properties style:row-height="1.876cm"/>
    </style:style>
    <style:style style:name="ro2" style:family="table-row">
      <style:table-row-properties style:row-height="1.877cm"/>
    </style:style>
    <style:style style:name="ce1" style:family="table-cell">
      <style:graphic-properties draw:fill="none" draw:fill-color="#0066cc" style:repeat="repeat"/>
      <style:paragraph-properties fo:text-align="center"/>
      <style:text-properties fo:font-size="28pt" style:font-size-asian="28pt" style:font-size-complex="28pt"/>
    </style:style>
    <style:style style:name="ce2" style:family="table-cell">
      <style:graphic-properties draw:fill="none" style:repeat="repeat"/>
      <style:paragraph-properties fo:text-align="center"/>
      <style:text-properties fo:font-size="28pt" style:font-size-asian="28pt" style:font-size-complex="28pt"/>
    </style:style>
    <style:style style:name="ce3" style:family="table-cell">
      <style:graphic-properties draw:fill="none" draw:fill-gradient-name="Gradient_20_1" style:repeat="repeat"/>
      <style:text-properties fo:font-size="28pt" style:font-size-asian="28pt" style:font-size-complex="28pt"/>
    </style:style>
    <style:style style:name="ce4" style:family="table-cell">
      <style:graphic-properties draw:fill="none" draw:fill-gradient-name="Gradient_20_1" style:repeat="repeat"/>
      <style:paragraph-properties fo:text-align="center"/>
      <style:text-properties fo:font-size="44pt" style:font-size-asian="44pt" style:font-size-complex="44pt"/>
    </style:style>
    <style:style style:name="ce5" style:family="table-cell">
      <style:graphic-properties draw:fill="none" style:repeat="repeat"/>
      <style:text-properties fo:font-size="28pt" style:font-size-asian="28pt" style:font-size-complex="28pt"/>
    </style:style>
    <style:style style:name="ce6" style:family="table-cell">
      <style:graphic-properties draw:fill="none" style:repeat="repeat"/>
      <style:paragraph-properties fo:text-align="center"/>
      <style:text-properties fo:font-size="44pt" style:font-size-asian="44pt" style:font-size-complex="44p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3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family="'DejaVu Sans Mono'" style:font-family-generic="swiss" style:font-pitch="fixed" fo:font-size="26pt" style:font-size-asian="26pt" style:font-size-complex="26pt"/>
    </style:style>
    <style:style style:name="T6" style:family="text">
      <style:text-properties fo:font-family="Dingbats" style:font-style-name="Regular" style:font-pitch="variable" style:font-charset="x-symbol" fo:font-size="44pt" style:font-family-asian="Dingbats" style:font-style-name-asian="Regular" style:font-pitch-asian="variable" style:font-charset-asian="x-symbol" style:font-size-asian="44pt" style:font-family-complex="Dingbats" style:font-style-name-complex="Regular" style:font-pitch-complex="variable" style:font-charset-complex="x-symbol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3.507cm" svg:x="1.301cm" svg:y="0.001cm" presentation:class="title" presentation:user-transformed="true">
          <draw:text-box>
            <text:p><text:s text:c="2"/>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<text:span text:style-name="T1">Clojure and Concurrency</text:span></text:p>
            <text:p text:style-name="P1"><text:span text:style-name="T2">19 May 2010</text:span></text:p>
            <text:p text:style-name="P1"/>
            <text:p text:style-name="P1"/>
            <text:p text:style-name="P1"/>
            <text:p text:style-name="P1">Chris Houser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.001cm" presentation:class="title">
          <draw:text-box>
            <text:p>Clojure and Concurrency</text:p>
          </draw:text-box>
        </draw:frame>
        <draw:frame presentation:style-name="pr5" draw:text-style-name="P1" draw:layer="layout" svg:width="25.199cm" svg:height="13.86cm" svg:x="1.4cm" svg:y="4.914cm" presentation:class="outline">
          <draw:text-box>
            <text:list text:style-name="L2">
              <text:list-item>
                <text:p text:style-name="P1">Learning a new language is hard</text:p>
              </text:list-item>
              <text:list-item>
                <text:p text:style-name="P1">Clojure may be worth it anyway</text:p>
                <text:list>
                  <text:list-item>
                    <text:p>Meta-programming</text:p>
                  </text:list-item>
                  <text:list-item>
                    <text:p>Functional programming</text:p>
                  </text:list-item>
                  <text:list-item>
                    <text:p>Pervasive immutables</text:p>
                  </text:list-item>
                  <text:list-item>
                    <text:p>Leverages a host environment (Java, .NET)</text:p>
                  </text:list-item>
                  <text:list-item>
                    <text:p>Coherent concurrency support</text:p>
                  </text:list-item>
                </text:list>
              </text:list-item>
            </text:list>
            <text:p text:style-name="P1"/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.001cm" presentation:class="title">
          <draw:text-box>
            <text:p>What is Concurrency?</text:p>
          </draw:text-box>
        </draw:frame>
        <draw:frame presentation:style-name="pr5" draw:text-style-name="P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Loosely coordinated threads in a single process</text:p>
              </text:list-item>
              <text:list-item>
                <text:p text:style-name="P1">Not parallelism</text:p>
                <text:list>
                  <text:list-item>
                    <text:p>see pmap, fork/join lib</text:p>
                  </text:list-item>
                </text:list>
              </text:list-item>
              <text:list-item>
                <text:p text:style-name="P1">Not distributed</text:p>
                <text:list>
                  <text:list-item>
                    <text:p>see Erlang, cloud computing</text:p>
                  </text:list-item>
                </text:list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.001cm" presentation:class="title">
          <draw:text-box>
            <text:p>What's tricky about concurrency?</text:p>
          </draw:text-box>
        </draw:frame>
        <draw:frame presentation:style-name="pr5" draw:text-style-name="P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Assume a Java-ish language...</text:p>
                <text:p text:style-name="P1">{</text:p>
                <text:p text:style-name="P1"><text:s text:c="4"/>a = 31;</text:p>
                <text:p text:style-name="P1"><text:s text:c="4"/>b = 11;</text:p>
                <text:p text:style-name="P1"><text:s text:c="4"/>c = a+b;</text:p>
                <text:p text:style-name="P1">}</text:p>
              </text:list-item>
              <text:list-item>
                <text:p text:style-name="P1">So what is c?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.001cm" presentation:class="title">
          <draw:text-box>
            <text:p>Clojure's approach...</text:p>
          </draw:text-box>
        </draw:frame>
        <draw:frame presentation:style-name="pr5" draw:text-style-name="P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Separate <text:span text:style-name="T3">value</text:span><text:span text:style-name="T4"> from </text:span><text:span text:style-name="T3">identity</text:span></text:p>
              </text:list-item>
              <text:list-item>
                <text:p text:style-name="P1">Values are immutable</text:p>
                <text:list>
                  <text:list-item>
                    <text:p>Locals are immutable</text:p>
                  </text:list-item>
                  <text:list-item>
                    <text:p>Pure functions are encouraged</text:p>
                  </text:list-item>
                </text:list>
              </text:list-item>
              <text:list-item>
                <text:p text:style-name="P1">Identities are mutable</text:p>
                <text:list>
                  <text:list-item>
                    <text:p>Reference types provide controlled, thread-safe semantics</text:p>
                  </text:list-item>
                  <text:list-item>
                    <text:p>Atoms, Agents, Vars, Ref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.001cm" presentation:class="title">
          <draw:text-box>
            <text:p>Atoms</text:p>
          </draw:text-box>
        </draw:frame>
        <draw:frame presentation:style-name="pr5" draw:text-style-name="P1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 text:style-name="P1"><text:span text:style-name="T5">(inc 5) <text:s text:c="9"/>;=&gt; 6</text:span></text:p>
                <text:p text:style-name="P1"><text:span text:style-name="T5">(def z (atom 5))</text:span></text:p>
                <text:p text:style-name="P1"><text:span text:style-name="T5">@z <text:s text:c="14"/>;=&gt; 5</text:span></text:p>
                <text:p text:style-name="P1"><text:span text:style-name="T5">(swap! z inc) <text:s text:c="3"/>;=&gt; 6</text:span></text:p>
                <text:p text:style-name="P1"><text:span text:style-name="T5">@z <text:s text:c="14"/>;=&gt; 6</text:span></text:p>
                <text:p text:style-name="P1"/>
              </text:list-header>
            </text:list>
          </draw:text-box>
        </draw:frame>
        <draw:frame draw:style-name="standard" draw:layer="layout" svg:width="11.134cm" svg:height="9.38cm" svg:x="15.956cm" svg:y="9.6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<text:span text:style-name="T2">Atom</text:span></text:p>
              </table:table-cell>
            </table:table-row>
            <table:table-row table:style-name="ro1">
              <table:table-cell table:style-name="ce3">
                <text:p><text:span text:style-name="T2">Asynchronous</text:span></text:p>
              </table:table-cell>
              <table:table-cell table:style-name="ce4"/>
            </table:table-row>
            <table:table-row table:style-name="ro1">
              <table:table-cell table:style-name="ce5">
                <text:p><text:span text:style-name="T2">Thread-local</text:span></text:p>
              </table:table-cell>
              <table:table-cell table:style-name="ce6"/>
            </table:table-row>
            <table:table-row table:style-name="ro1">
              <table:table-cell table:style-name="ce5">
                <text:p><text:span text:style-name="T2">Coordinated</text:span></text:p>
              </table:table-cell>
              <table:table-cell table:style-name="ce6"/>
            </table:table-row>
            <table:table-row table:style-name="ro2">
              <table:table-cell table:style-name="ce5">
                <text:p><text:span text:style-name="T2">Might retry</text:span></text:p>
              </table:table-cell>
              <table:table-cell table:style-name="ce6">
                <text:p text:style-name="P4"><text:span text:style-name="T6">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draw:style-name="standard" draw:layer="layout" svg:width="11.134cm" svg:height="9.38cm" svg:x="15.925cm" svg:y="10.27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<text:span text:style-name="T2">Agent</text:span></text:p>
              </table:table-cell>
            </table:table-row>
            <table:table-row table:style-name="ro1">
              <table:table-cell table:style-name="ce3">
                <text:p><text:span text:style-name="T2">Asynchronous</text:span></text:p>
              </table:table-cell>
              <table:table-cell table:style-name="ce4">
                <text:p text:style-name="P4"><text:span text:style-name="T6"></text:span></text:p>
              </table:table-cell>
            </table:table-row>
            <table:table-row table:style-name="ro1">
              <table:table-cell table:style-name="ce5">
                <text:p><text:span text:style-name="T2">Thread-local</text:span></text:p>
              </table:table-cell>
              <table:table-cell table:style-name="ce6"/>
            </table:table-row>
            <table:table-row table:style-name="ro1">
              <table:table-cell table:style-name="ce5">
                <text:p><text:span text:style-name="T2">Coordinated</text:span></text:p>
              </table:table-cell>
              <table:table-cell table:style-name="ce6"/>
            </table:table-row>
            <table:table-row table:style-name="ro2">
              <table:table-cell table:style-name="ce5">
                <text:p><text:span text:style-name="T2">Might retry</text:span></text:p>
              </table:table-cell>
              <table:table-cell table:style-name="ce6"/>
            </table:table-row>
          </table:table>
          <draw:image xlink:href="Pictures/TablePreview2.svm" xlink:type="simple" xlink:show="embed" xlink:actuate="onLoad"/>
        </draw:frame>
        <draw:frame presentation:style-name="pr4" draw:text-style-name="P1" draw:layer="layout" svg:width="25.199cm" svg:height="3.507cm" svg:x="1.301cm" svg:y="0.001cm" presentation:class="title">
          <draw:text-box>
            <text:p>Agents</text:p>
          </draw:text-box>
        </draw:frame>
        <draw:frame presentation:style-name="pr5" draw:text-style-name="P1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 text:style-name="P1"><text:span text:style-name="T5">(def y (agent 5))</text:span></text:p>
                <text:p text:style-name="P1"><text:span text:style-name="T5">@y <text:s text:c="10"/>;=&gt; 5</text:span></text:p>
                <text:p text:style-name="P1"><text:span text:style-name="T5">y <text:s text:c="11"/>;=&gt; #&lt;Agent: 5&gt;</text:span></text:p>
                <text:p text:style-name="P1"><text:span text:style-name="T5">(send y inc) ;=&gt; #&lt;Agent: 6&gt;</text:span></text:p>
                <text:p text:style-name="P1"><text:span text:style-name="T5">@y <text:s text:c="10"/>;=&gt; 6</text:span></text:p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draw:style-name="standard" draw:layer="layout" svg:width="11.134cm" svg:height="9.38cm" svg:x="16.206cm" svg:y="11.23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<text:span text:style-name="T2">Var</text:span></text:p>
              </table:table-cell>
            </table:table-row>
            <table:table-row table:style-name="ro1">
              <table:table-cell table:style-name="ce3">
                <text:p><text:span text:style-name="T2">Asynchronous</text:span></text:p>
              </table:table-cell>
              <table:table-cell table:style-name="ce4"/>
            </table:table-row>
            <table:table-row table:style-name="ro1">
              <table:table-cell table:style-name="ce5">
                <text:p><text:span text:style-name="T2">Thread-local</text:span></text:p>
              </table:table-cell>
              <table:table-cell table:style-name="ce6">
                <text:p text:style-name="P4"><text:span text:style-name="T6"></text:span></text:p>
              </table:table-cell>
            </table:table-row>
            <table:table-row table:style-name="ro1">
              <table:table-cell table:style-name="ce5">
                <text:p><text:span text:style-name="T2">Coordinated</text:span></text:p>
              </table:table-cell>
              <table:table-cell table:style-name="ce6"/>
            </table:table-row>
            <table:table-row table:style-name="ro2">
              <table:table-cell table:style-name="ce5">
                <text:p><text:span text:style-name="T2">Might retry</text:span></text:p>
              </table:table-cell>
              <table:table-cell table:style-name="ce6"/>
            </table:table-row>
          </table:table>
          <draw:image xlink:href="Pictures/TablePreview3.svm" xlink:type="simple" xlink:show="embed" xlink:actuate="onLoad"/>
        </draw:frame>
        <draw:frame presentation:style-name="pr4" draw:text-style-name="P1" draw:layer="layout" svg:width="25.199cm" svg:height="3.507cm" svg:x="1.301cm" svg:y="0.001cm" presentation:class="title">
          <draw:text-box>
            <text:p>Vars</text:p>
          </draw:text-box>
        </draw:frame>
        <draw:frame presentation:style-name="pr5" draw:text-style-name="P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Provide namespaced globals</text:p>
              </text:list-item>
              <text:list-item>
                <text:p text:style-name="P1">Provide thread-local storage</text:p>
                <text:list>
                  <text:list-item>
                    <text:p>Once thread-bound, acts as a regular variable</text:p>
                  </text:list-item>
                </text:list>
              </text:list-item>
              <text:list-item>
                <text:p text:style-name="P1">Usage patterns are an outlier compared to other reference types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draw:style-name="standard" draw:layer="layout" svg:width="11.134cm" svg:height="9.38cm" svg:x="16.206cm" svg:y="11.23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<text:span text:style-name="T2">Ref</text:span></text:p>
              </table:table-cell>
            </table:table-row>
            <table:table-row table:style-name="ro1">
              <table:table-cell table:style-name="ce3">
                <text:p><text:span text:style-name="T2">Asynchronous</text:span></text:p>
              </table:table-cell>
              <table:table-cell table:style-name="ce4"/>
            </table:table-row>
            <table:table-row table:style-name="ro1">
              <table:table-cell table:style-name="ce5">
                <text:p><text:span text:style-name="T2">Thread-local</text:span></text:p>
              </table:table-cell>
              <table:table-cell table:style-name="ce6"/>
            </table:table-row>
            <table:table-row table:style-name="ro1">
              <table:table-cell table:style-name="ce5">
                <text:p><text:span text:style-name="T2">Coordinated</text:span></text:p>
              </table:table-cell>
              <table:table-cell table:style-name="ce6">
                <text:p text:style-name="P4"><text:span text:style-name="T6"></text:span></text:p>
              </table:table-cell>
            </table:table-row>
            <table:table-row table:style-name="ro2">
              <table:table-cell table:style-name="ce5">
                <text:p><text:span text:style-name="T2">Might retry</text:span></text:p>
              </table:table-cell>
              <table:table-cell table:style-name="ce6">
                <text:p text:style-name="P4"><text:span text:style-name="T6">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presentation:style-name="pr4" draw:text-style-name="P1" draw:layer="layout" svg:width="25.199cm" svg:height="3.507cm" svg:x="1.301cm" svg:y="0.001cm" presentation:class="title">
          <draw:text-box>
            <text:p>Refs</text:p>
          </draw:text-box>
        </draw:frame>
        <draw:frame presentation:style-name="pr5" draw:text-style-name="P1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 text:style-name="P1"><text:span text:style-name="T5">(def x (ref 5))</text:span></text:p>
                <text:p text:style-name="P1"><text:span text:style-name="T5">@x <text:s text:c="20"/>;=&gt; 5</text:span></text:p>
                <text:p text:style-name="P1"><text:span text:style-name="T5">x <text:s text:c="21"/>;=&gt; #&lt;Ref: 5&gt;</text:span></text:p>
                <text:p text:style-name="P1"><text:span text:style-name="T5">(dosync (alter x inc)) ;=&gt; 6</text:span></text:p>
                <text:p text:style-name="P1"><text:span text:style-name="T5">@x <text:s text:c="20"/>;=&gt; 6</text:span></text:p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.001cm" presentation:class="title">
          <draw:text-box>
            <text:p>Reference types</text:p>
          </draw:text-box>
        </draw:frame>
        <draw:frame draw:style-name="standard" draw:layer="layout" svg:width="23.185cm" svg:height="9.38cm" svg:x="2.162cm" svg:y="4.70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4"><text:span text:style-name="T2">Atom</text:span></text:p>
              </table:table-cell>
              <table:table-cell>
                <text:p text:style-name="P4"><text:span text:style-name="T2">Agent</text:span></text:p>
              </table:table-cell>
              <table:table-cell>
                <text:p text:style-name="P4"><text:span text:style-name="T2">Var</text:span></text:p>
              </table:table-cell>
              <table:table-cell>
                <text:p text:style-name="P4"><text:span text:style-name="T2">Ref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">Asynchronous</text:span></text:p>
              </table:table-cell>
              <table:table-cell/>
              <table:table-cell>
                <text:p text:style-name="P4"><text:span text:style-name="T6"></text:span></text:p>
              </table:table-cell>
              <table:table-cell/>
              <table:table-cell/>
            </table:table-row>
            <table:table-row table:style-name="ro1" table:default-cell-style-name="ce6">
              <table:table-cell table:style-name="ce5">
                <text:p><text:span text:style-name="T2">Thread-local</text:span></text:p>
              </table:table-cell>
              <table:table-cell/>
              <table:table-cell/>
              <table:table-cell>
                <text:p text:style-name="P4"><text:span text:style-name="T6"></text:span></text:p>
              </table:table-cell>
              <table:table-cell/>
            </table:table-row>
            <table:table-row table:style-name="ro1" table:default-cell-style-name="ce6">
              <table:table-cell table:style-name="ce5">
                <text:p><text:span text:style-name="T2">Coordinated</text:span></text:p>
              </table:table-cell>
              <table:table-cell/>
              <table:table-cell/>
              <table:table-cell/>
              <table:table-cell>
                <text:p text:style-name="P4"><text:span text:style-name="T6"></text:span></text:p>
              </table:table-cell>
            </table:table-row>
            <table:table-row table:style-name="ro2" table:default-cell-style-name="ce6">
              <table:table-cell table:style-name="ce5">
                <text:p><text:span text:style-name="T2">Might retry</text:span></text:p>
              </table:table-cell>
              <table:table-cell>
                <text:p text:style-name="P4"><text:span text:style-name="T6"></text:span></text:p>
              </table:table-cell>
              <table:table-cell/>
              <table:table-cell/>
              <table:table-cell>
                <text:p text:style-name="P4"><text:span text:style-name="T6">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301cm" svg:y="0.001cm" presentation:class="title" presentation:user-transformed="true">
          <draw:text-box>
            <text:p><text:s/></text:p>
          </draw:text-box>
        </draw:frame>
        <draw:frame presentation:style-name="pr2" draw:text-style-name="P5" draw:layer="layout" svg:width="25.199cm" svg:height="13.86cm" svg:x="1.4cm" svg:y="4.914cm" presentation:class="subtitle">
          <draw:text-box>
            <text:list text:style-name="L1">
              <text:list-header>
                <text:p text:style-name="P5">Courtyard demo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.001cm" presentation:class="title">
          <draw:text-box>
            <text:p>Conclusion</text:p>
          </draw:text-box>
        </draw:frame>
        <draw:frame presentation:style-name="pr5" draw:text-style-name="P1" draw:layer="layout" svg:width="25.905cm" svg:height="15.171cm" svg:x="1.4cm" svg:y="4.914cm" presentation:class="outline" presentation:user-transformed="true">
          <draw:text-box>
            <text:list text:style-name="L2">
              <text:list-item>
                <text:p text:style-name="P1">Clojure has several benefits, one of which is a compelling story for concurrency</text:p>
              </text:list-item>
              <text:list-item>
                <text:p text:style-name="P1">The foundation: <text:span text:style-name="T3">value</text:span><text:span text:style-name="T4"> vs. </text:span><text:span text:style-name="T3">Identity</text:span></text:p>
                <text:list>
                  <text:list-item>
                    <text:p><text:span text:style-name="T4">Values are immutable</text:span></text:p>
                  </text:list-item>
                  <text:list-item>
                    <text:p><text:span text:style-name="T4">Identities are modeled by references</text:span></text:p>
                  </text:list-item>
                </text:list>
              </text:list-item>
              <text:list-item>
                <text:p><text:span text:style-name="T4">Reference types:</text:span></text:p>
                <text:list>
                  <text:list-item>
                    <text:p><text:span text:style-name="T4">Atoms for lone synchronous objects</text:span></text:p>
                  </text:list-item>
                  <text:list-item>
                    <text:p><text:span text:style-name="T4">Agents for asynchronous actions</text:span></text:p>
                  </text:list-item>
                  <text:list-item>
                    <text:p><text:span text:style-name="T4">Vars for thread-local storage</text:span></text:p>
                  </text:list-item>
                  <text:list-item>
                    <text:p><text:span text:style-name="T4">Refs for synchronously coordinating multiple objec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301cm" svg:y="0.001cm" presentation:class="title">
          <draw:text-box>
            <text:p>Any questions?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list text:style-name="L1">
              <text:list-header>
                <text:p text:style-name="P1">http://clojure.org</text:p>
                <text:p text:style-name="P1"/>
                <text:p text:style-name="P1">http://joyofclojure.com</text:p>
                <text:p text:style-name="P1"/>
                <text:p text:style-name="P1">RubyLearning ”Joy of Clojure”</text:p>
                <text:p text:style-name="P1">promotion next week</text:p>
                <text:p text:style-name="P1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.001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10-05-18T21:27:15</meta:creation-date>
    <dc:language>fi-FI</dc:language>
    <meta:editing-cycles>19</meta:editing-cycles>
    <meta:editing-duration>PT34H13M00S</meta:editing-duration>
    <meta:initial-creator>Chris Houser</meta:initial-creator>
    <dc:date>2010-05-20T09:11:14</dc:date>
    <dc:creator>Chris Houser</dc:creator>
    <meta:document-statistic meta:object-count="80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1/share/template/en-US/presnt/Glossy.otp"/>
  </office:meta>
</office:document-meta>
</file>